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1ace1e" officeooo:paragraph-rsid="001ace1e"/>
    </style:style>
    <style:style style:name="P2" style:family="paragraph" style:parent-style-name="Text_20_body">
      <style:paragraph-properties fo:text-align="start" style:justify-single-word="false"/>
      <style:text-properties officeooo:rsid="00187a0a" officeooo:paragraph-rsid="001ace1e"/>
    </style:style>
    <style:style style:name="P3" style:family="paragraph" style:parent-style-name="Text_20_body">
      <style:paragraph-properties fo:text-align="start" style:justify-single-word="false"/>
      <style:text-properties officeooo:rsid="00187a0a" officeooo:paragraph-rsid="0021a0b2"/>
    </style:style>
    <style:style style:name="P4" style:family="paragraph" style:parent-style-name="Text_20_body">
      <style:paragraph-properties fo:text-align="start" style:justify-single-word="false"/>
      <style:text-properties officeooo:rsid="001fe119" officeooo:paragraph-rsid="001fe119"/>
    </style:style>
    <style:style style:name="P5" style:family="paragraph" style:parent-style-name="Text_20_body">
      <style:paragraph-properties fo:text-align="start" style:justify-single-word="false"/>
      <style:text-properties officeooo:rsid="001ace1e" officeooo:paragraph-rsid="001ace1e"/>
    </style:style>
    <style:style style:name="P6" style:family="paragraph" style:parent-style-name="Text_20_body">
      <style:paragraph-properties fo:text-align="start" style:justify-single-word="false"/>
      <style:text-properties officeooo:paragraph-rsid="0024844d"/>
    </style:style>
    <style:style style:name="T1" style:family="text">
      <style:text-properties officeooo:rsid="0021a0b2"/>
    </style:style>
    <style:style style:name="T2" style:family="text">
      <style:text-properties officeooo:rsid="0024844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LISTA D'EXERCICIS DE SQL . <text:span text:style-name="T1">PRÀCTICA 11</text:span></text:p>
      <text:p text:style-name="P3">================================================== </text:p>
      <text:p text:style-name="P2"/>
      <text:p text:style-name="P4"><text:line-break/><text:line-break/><text:line-break/>21.- Es desitja un llistat d'identificadors de fabricants de productes. Només volem tenir en compte els productes de preu superior a 54. Només volem que apareguin els fabricants amb un nombre total d'unitats superior a 300.<text:line-break/><text:line-break/><text:line-break/><text:line-break/>22.Es desitja un llistat dels productes amb les seves descripcions, ordenat per la suma total d'imports facturats (pedidos) de cada producte de l'any 1989.<text:line-break/><text:line-break/><text:line-break/><text:line-break/>23. Per a cada director (de personal, no d'oficina) excepte per al gerent (el venedor que no té director), vull saber el total de vendes dels seus subordinats. Mostreu codi i nom dels directors.<text:line-break/><text:line-break/><text:line-break/><text:line-break/>24. Quins són els 5 productes que han estat venuts a més clients diferents? Mostreu el número de clients per cada producte. A igualtat de nombre de clients es volen ordenats per ordre decreixent d'existències i, a igualtat d'existències, per descripció. Mostreu tots els camps pels quals s'ordena.<text:line-break/><text:line-break/><text:line-break/><text:line-break/>25. Es vol llistar el clients (codi i empresa) tals que no hagin comprat cap tipus de frontissa ("bisagra" en castellà, figura a la descripció) i hagin comprat articles de més d'un fabricant diferent.<text:line-break/><text:line-break/><text:line-break/><text:line-break/>26. Llisteu les oficines per ordre descendent de nombre total de clients diferents amb comandes (pedidos) realizades pels venedors d'aquella oficina, i, a igualtat de clients, ordenat per ordre ascendent del nom del director de l'oficina. Només s'ha de mostrar el codi i la ciutat de l'oficina.<text:line-break/><text:line-break/><text:line-break/></text:p>
      <text:p text:style-name="P2"/>
      <text:p text:style-name="P2">27.Llista totes les comandes mostrant el seu número, import, nom de client i límit de crèdit. </text:p>
      <text:p text:style-name="P2"><text:s text:c="2"/></text:p>
      <text:p text:style-name="P1">28.Llista cada un dels venedors i la ciutat i regió on treballen </text:p>
      <text:p text:style-name="P1"/>
      <text:p text:style-name="P1">29.Llista les oficines, i els noms i títols dels directors. </text:p>
      <text:p text:style-name="P1"/>
      <text:p text:style-name="P1">30.Llista les oficines, noms i titols del seus directors amb un objectiu superior a 600.000. </text:p>
      <text:p text:style-name="P1"><text:soft-page-break/></text:p>
      <text:p text:style-name="P1">31.Llista els venedors de les oficines de la regió est. </text:p>
      <text:p text:style-name="P1"/>
      <text:p text:style-name="P1">32.Llista totes les comandes, mostrant els imports i les descripcions del producte. </text:p>
      <text:p text:style-name="P1"/>
      <text:p text:style-name="P1">33.Llista les comandes superiors a 25.000, incloent el nom del venedor que va servir la comanda i el nom del client que el va sol·licitar. </text:p>
      <text:p text:style-name="P1"/>
      <text:p text:style-name="P1">34.Llista les comandes superiors a 25000, mostrant el client que va demanar la comanda i el nom del venedor que té assignat el client. </text:p>
      <text:p text:style-name="P1"/>
      <text:p text:style-name="P1">35.Llista les comandes superiors a 25000, mostrant el nom del client que el va </text:p>
      <text:p text:style-name="P1">ordenar, el venedor associat al client, i l'oficina on el venedor treballa. </text:p>
      <text:p text:style-name="P1"/>
      <text:p text:style-name="P1">35bis.- Llista les comandes superiors a 25000, mostrant el nom del client que el </text:p>
      <text:p text:style-name="P1">va ordenar, el venedor associat al client, i l'oficina on el venedor treballa. També cal que mostris la descripció del producte. </text:p>
      <text:p text:style-name="P1"/>
      <text:p text:style-name="P1">*36.Trobar totes les comandes rebudes en els dies en que un nou venedor va ser contractat. </text:p>
      <text:p text:style-name="P1"/>
      <text:p text:style-name="P1"/>
      <text:p text:style-name="P1">*37.Llista totes les combinacions de venedors i oficines on la quota del venedor és superior a l'objectiu de l'oficina. </text:p>
      <text:p text:style-name="P1"/>
      <text:p text:style-name="P1"/>
      <text:p text:style-name="P1"/>
      <text:p text:style-name="P1">*38.Mostra el nom, les vendes i l'oficina de cada venedor. </text:p>
      <text:p text:style-name="P1"/>
      <text:p text:style-name="P1">*39.Informa sobre tots els venedors i les oficines en les que treballen. </text:p>
      <text:p text:style-name="P1"/>
      <text:p text:style-name="P1"/>
      <text:p text:style-name="P1">*40.Informa sobre tots els venedors (tota la informació de repventas) més la ciutat i regió on treballen. </text:p>
      <text:p text:style-name="P1"/>
      <text:p text:style-name="P1"/>
      <text:p text:style-name="P1">(*)41.Llista el nom dels venedors i el del seu director. </text:p>
      <text:p text:style-name="P1"/>
      <text:p text:style-name="P1"/>
      <text:p text:style-name="P1"><text:soft-page-break/>42.Llista els venedors amb una quota superior a la dels seus directors. </text:p>
      <text:p text:style-name="P1"/>
      <text:p text:style-name="P1">43.Llista totes les combinacions possibles de venedors i ciutats. </text:p>
      <text:p text:style-name="P1"/>
      <text:p text:style-name="P1">44.Llistar el nom de l'empresa i totes les comandes fetes pel client 2.103. </text:p>
      <text:p text:style-name="P1"/>
      <text:p text:style-name="P1">45.Llista els venedors i les oficines en què treballen. </text:p>
      <text:p text:style-name="P1"/>
      <text:p text:style-name="P1">46.Llista els venedors i les ciutats en què treballen. </text:p>
      <text:p text:style-name="P1"/>
      <text:p text:style-name="P1">47.Fes que la consulta anterior mostri les dades dels deu venedors. </text:p>
      <text:p text:style-name="P1"/>
      <text:p text:style-name="P6"><text:span text:style-name="T2">48. Quants representants de ventes té cada oficina?. Visualitza el codi d’oficina, el nom de la ciutat, el nom del cap de l’oficina i el número de treballadors assignats.<text:line-break/><text:line-break/><text:line-break/>49.Mostra el nom dels clients que han comprat productes de les fàbriques amb un codi que contingui la lletra 'i' o la lletra 'a' però no la lletra 'm'.<text:line-break/> <text:s text:c="6"/><text:line-break/><text:line-break/>50.Mostra els noms dels productes que han comprat els clients que tenen dos espais en blanc en el seu nom.<text:line-break/><text:line-break/><text:line-break/><text:line-break/>51. Per cada proveïdor mostra el total d'import de ventes que ha facturat el director de la seva oficina dels productes de la fabrica 'imm' amb qualsevol preu o dels productes qualsevol altra fàbrica si tenen un preu superior a 75 i inferior a 300. Cal que surtin tots els proveïdors, tant si tenen director com si no. <text:line-break/><text:line-break/><text:line-break/><text:line-break/>52. Mostra el nom del producte de cadascuna de les comandes, la data de comanda, l'import i el nom de la ciutat de l'oficina que ha fet la venta. Ordena la sortida per ciutat i per data de comanda.<text:line-break/></text:span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3-10-11T12:13:16.239388007</meta:creation-date>
    <dc:date>2021-01-10T19:01:09.978000000</dc:date>
    <meta:editing-duration>PT25M41S</meta:editing-duration>
    <meta:editing-cycles>10</meta:editing-cycles>
    <meta:generator>LibreOffice/6.3.0.4$Windows_X86_64 LibreOffice_project/057fc023c990d676a43019934386b85b21a9ee99</meta:generator>
    <meta:document-statistic meta:table-count="0" meta:image-count="0" meta:object-count="0" meta:page-count="3" meta:paragraph-count="29" meta:word-count="738" meta:character-count="4436" meta:non-whitespace-character-count="3659"/>
  </office:meta>
</office:document-meta>
</file>